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>
      <style:graphic-properties draw:fill-color="#ffffff" fo:min-height="9.134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esis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ue es el capitalismo de vigilancia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onceptos basicos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473cm" svg:x="1.4cm" svg:y="0.206cm" presentation:class="title" presentation:user-transformed="true">
          <draw:text-box>
            <text:p>Redes neuronales y concepto de entrenamiento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gnorance is bliss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fuscación de la Información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Control estatal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adena de (I)responsabilidad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ambridge Analytica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xtension de la información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1" draw:layer="layout" svg:width="25.199cm" svg:height="2.629cm" svg:x="1.4cm" svg:y="0.628cm" presentation:class="title">
          <draw:text-box>
            <text:p>Riqueza de informacion</text:p>
          </draw:text-box>
        </draw:frame>
        <draw:frame presentation:style-name="pr4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lientes de la informacion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asos Arquetipicos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okemon go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anipulacion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When things go wrong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GDPR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2T10:05:08.193313090</meta:creation-date>
    <dc:date>2022-12-12T11:09:50.235273159</dc:date>
    <meta:editing-duration>PT44M19S</meta:editing-duration>
    <meta:editing-cycles>6</meta:editing-cycles>
    <meta:generator>LibreOffice/7.0.4.2$Linux_X86_64 LibreOffice_project/00$Build-2</meta:generator>
    <meta:document-statistic meta:object-count="89"/>
  </office:meta>
</office:document-meta>
</file>